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ab5fc"/>
    </style:style>
    <style:style style:name="T1" style:family="text">
      <style:text-properties officeooo:rsid="001ab5fc"/>
    </style:style>
    <style:style style:name="T2" style:family="text">
      <style:text-properties officeooo:rsid="001df4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Name : </text:span><text:text-input text:description=""/><text:span text:style-name="T1"><text:text-input text:description="">$report.merchantName</text:text-input></text:span></text:p>
      <text:p text:style-name="P1"><text:span text:style-name="T2">address <text:s/>: </text:span><text:text-input text:description=""/><text:span text:style-name="T1"><text:text-input text:description="">$report.merchantAddress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10:11:24.507677139</meta:creation-date>
    <dc:date>2017-08-04T10:29:05.061656307</dc:date>
    <meta:editing-duration>PT1H50S</meta:editing-duration>
    <meta:editing-cycles>3</meta:editing-cycles>
    <meta:generator>LibreOffice/5.2.6.2$Linux_X86_64 LibreOffice_project/20m0$Build-2</meta:generator>
    <meta:document-statistic meta:table-count="0" meta:image-count="0" meta:object-count="0" meta:page-count="1" meta:paragraph-count="2" meta:word-count="14" meta:character-count="69" meta:non-whitespace-character-count="64"/>
  </office:meta>
</office:document-meta>
</file>